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oste : Chargé(e) de Marketing Digital</text:span><text:line-break/><text:span text:style-name="Strong_20_Emphasis">Lieu :</text:span> Casablanca, Maroc<text:line-break/><text:span text:style-name="Strong_20_Emphasis">Contrat :</text:span> CDI<text:line-break/><text:span text:style-name="Strong_20_Emphasis">Expérience :</text:span> Jeune diplômé(e) ou 1-2 ans d'expérience</text:p>
      <text:h text:style-name="Heading_20_3" text:outline-level="3">Missions :</text:h>
      <text:list text:style-name="L1">
        <text:list-item>
          <text:p text:style-name="P2">Développer et gérer des campagnes marketing en ligne (SEO, SEA, réseaux sociaux).</text:p>
        </text:list-item>
        <text:list-item>
          <text:p text:style-name="P2">Créer du contenu digital et gérer les supports de communication.</text:p>
        </text:list-item>
        <text:list-item>
          <text:p text:style-name="P2">Analyser les performances marketing et proposer des améliorations.</text:p>
        </text:list-item>
        <text:list-item>
          <text:p text:style-name="P1">Assurer la relation client et le suivi des projets.</text:p>
        </text:list-item>
      </text:list>
      <text:h text:style-name="Heading_20_3" text:outline-level="3">Profil :</text:h>
      <text:list text:style-name="L2">
        <text:list-item>
          <text:p text:style-name="P4">Bac+5 en marketing ou communication.</text:p>
        </text:list-item>
        <text:list-item>
          <text:p text:style-name="P4">Expérience en marketing digital et gestion de produits.</text:p>
        </text:list-item>
        <text:list-item>
          <text:p text:style-name="P3">Compétences en analyse de données, gestion de projet et relation client.</text:p>
        </text:list-item>
      </text:list>
      <text:h text:style-name="Heading_20_3" text:outline-level="3">Compétences techniques requises :</text:h>
      <text:list text:style-name="L3">
        <text:list-item>
          <text:p text:style-name="P6">Gestion de projets marketing digital.</text:p>
        </text:list-item>
        <text:list-item>
          <text:p text:style-name="P6">Maîtrise des outils Google Analytics, Google Ads, Facebook Ads.</text:p>
        </text:list-item>
        <text:list-item>
          <text:p text:style-name="P6">Connaissance des outils de création de contenu (Canva, Photoshop).</text:p>
        </text:list-item>
        <text:list-item>
          <text:p text:style-name="P5">Compétences en gestion de produits et relation client.</text:p>
        </text:list-item>
      </text:list>
      <text:p text:style-name="Text_20_body"/>
      <text:p text:style-name="Text_20_body"><text:span text:style-name="Strong_20_Emphasis">Langues :</text:span> Français, Anglais, Arab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58:46.431772999</meta:creation-date>
    <dc:date>2024-09-11T12:59:43.292832887</dc:date>
    <meta:editing-duration>PT57S</meta:editing-duration>
    <meta:editing-cycles>1</meta:editing-cycles>
    <meta:document-statistic meta:table-count="0" meta:image-count="0" meta:object-count="0" meta:page-count="1" meta:paragraph-count="16" meta:word-count="139" meta:character-count="872" meta:non-whitespace-character-count="760"/>
    <meta:generator>LibreOffice/24.2.5.2$Linux_X86_64 LibreOffice_project/d6e8b0f3fc6e8af2b00cf4969fd0d2fa45b9a62e</meta:generator>
  </office:meta>
</office:document-meta>
</file>